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1cm" draw:marker-end="線條箭頭_20_1" draw:marker-end-width="0.381cm" svg:stroke-linecap="square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Yu Mincho Demibold1" fo:font-size="14pt" style:font-name-asian="Yu Mincho Demibold1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style:font-name="Yu Mincho Demibold1" fo:font-size="22pt" style:font-name-asian="Yu Mincho Demibold1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Yu Mincho Demibold1" fo:font-size="14pt" style:font-name-asian="Yu Mincho Demibold1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Yu Mincho Demibold1" fo:font-size="14pt" style:font-name-asian="Yu Mincho Demibold1" style:font-size-asian="14pt" style:font-size-complex="14pt"/>
    </style:style>
    <style:style style:name="T1" style:family="text">
      <style:text-properties style:font-name="Yu Mincho Demibold1" fo:font-size="14pt" style:font-name-asian="Yu Mincho Demibold1" style:font-size-asian="14pt" style:font-size-complex="14pt"/>
    </style:style>
    <style:style style:name="T2" style:family="text">
      <style:text-properties style:font-name="Yu Mincho Demibold1" fo:font-size="22pt" style:font-name-asian="Yu Mincho Demibold1" style:font-size-asian="22pt" style:font-size-complex="22pt"/>
    </style:style>
    <style:style style:name="T3" style:family="text">
      <style:text-properties style:text-position="0% 100%" style:font-name="Yu Mincho Demibold1" fo:font-size="14pt" style:font-name-asian="Yu Mincho Demibold1" style:font-size-asian="14pt" style:font-size-complex="14pt"/>
    </style:style>
    <style:style style:name="T4" style:family="text">
      <style:text-properties style:text-position="-8% 58%" style:font-name="Yu Mincho Demibold1" fo:font-size="14pt" style:font-name-asian="Yu Mincho Demibold1" style:font-size-asian="14pt" style:font-size-complex="14pt"/>
    </style:style>
    <style:style style:name="T5" style:family="text">
      <style:text-properties style:text-position="33% 58%" style:font-name="Yu Mincho Demibold1" fo:font-size="14pt" style:font-name-asian="Yu Mincho Demibold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6.42cm" svg:y1="16.226cm" svg:x2="6.42cm" svg:y2="2.183cm">
          <text:p/>
        </draw:line>
        <draw:line draw:style-name="gr1" draw:text-style-name="P1" draw:layer="layout" svg:x1="6.42cm" svg:y1="16.226cm" svg:x2="19.975cm" svg:y2="16.226cm">
          <text:p/>
        </draw:line>
        <draw:frame draw:style-name="gr2" draw:text-style-name="P2" draw:layer="layout" svg:width="2.525cm" svg:height="0.797cm" svg:x="18.975cm" svg:y="16.383cm">
          <draw:text-box>
            <text:p><text:span text:style-name="T1">土豆</text:span><text:span text:style-name="T1">/</text:span><text:span text:style-name="T1">噸</text:span></text:p>
          </draw:text-box>
        </draw:frame>
        <draw:frame draw:style-name="gr3" draw:text-style-name="P2" draw:layer="layout" svg:width="2.475cm" svg:height="0.971cm" svg:x="4cm" svg:y="2.133cm">
          <draw:text-box>
            <text:p><text:span text:style-name="T1">牛肉</text:span><text:span text:style-name="T1">/</text:span><text:span text:style-name="T1">噸</text:span></text:p>
          </draw:text-box>
        </draw:frame>
        <draw:line draw:style-name="gr4" draw:text-style-name="P1" draw:layer="layout" svg:x1="6.42cm" svg:y1="6cm" svg:x2="11.25cm" svg:y2="16.24cm">
          <text:p/>
        </draw:line>
        <draw:line draw:style-name="gr4" draw:text-style-name="P1" draw:layer="layout" svg:x1="18.51cm" svg:y1="16.23cm" svg:x2="6.41cm" svg:y2="10.5cm">
          <text:p/>
        </draw:line>
        <draw:frame draw:style-name="gr2" draw:text-style-name="P2" draw:layer="layout" svg:width="1.525cm" svg:height="0.797cm" svg:x="7.975cm" svg:y="8.5cm">
          <draw:text-box>
            <text:p><text:span text:style-name="T1">甲國</text:span></text:p>
          </draw:text-box>
        </draw:frame>
        <draw:frame draw:style-name="gr2" draw:text-style-name="P2" draw:layer="layout" svg:width="1.525cm" svg:height="0.797cm" svg:x="13.975cm" svg:y="13cm">
          <draw:text-box>
            <text:p><text:span text:style-name="T1">乙國</text:span></text:p>
          </draw:text-box>
        </draw:frame>
        <draw:frame draw:style-name="gr5" draw:text-style-name="P3" draw:layer="layout" svg:width="3.65cm" svg:height="1.373cm" svg:x="0.35cm" svg:y="0.501cm">
          <draw:text-box>
            <text:p><text:span text:style-name="T2">PPC</text:span></text:p>
          </draw:text-box>
        </draw:frame>
        <draw:frame draw:style-name="gr6" draw:text-style-name="P5" draw:layer="layout" svg:width="1.5cm" svg:height="1cm" svg:x="10.5cm" svg:y="16.25cm">
          <draw:text-box>
            <text:p text:style-name="P4"><text:span text:style-name="T3">500</text:span></text:p>
          </draw:text-box>
        </draw:frame>
        <draw:frame draw:style-name="gr6" draw:text-style-name="P5" draw:layer="layout" svg:width="2cm" svg:height="1cm" svg:x="17.3cm" svg:y="16.25cm">
          <draw:text-box>
            <text:p text:style-name="P4"><text:span text:style-name="T3">1200</text:span></text:p>
          </draw:text-box>
        </draw:frame>
        <draw:frame draw:style-name="gr6" draw:text-style-name="P5" draw:layer="layout" svg:width="1.5cm" svg:height="1cm" svg:x="4.95cm" svg:y="10.05cm">
          <draw:text-box>
            <text:p text:style-name="P4"><text:span text:style-name="T3">600</text:span></text:p>
          </draw:text-box>
        </draw:frame>
        <draw:frame draw:style-name="gr6" draw:text-style-name="P5" draw:layer="layout" svg:width="1.5cm" svg:height="1cm" svg:x="4.95cm" svg:y="5.55cm">
          <draw:text-box>
            <text:p text:style-name="P4"><text:span text:style-name="T3">900</text:span></text:p>
          </draw:text-box>
        </draw:frame>
      </draw:page>
      <draw:page draw:name="page2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7.5cm" svg:y="5.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6cm" svg:y="5cm">
          <draw:text-box>
            <text:p><text:span text:style-name="T1">供給</text:span></text:p>
          </draw:text-box>
        </draw:frame>
        <draw:line draw:style-name="gr4" draw:text-style-name="P1" draw:layer="layout" svg:x1="7cm" svg:y1="6cm" svg:x2="17.25cm" svg:y2="15.25cm">
          <text:p/>
        </draw:line>
        <draw:line draw:style-name="gr7" draw:text-style-name="P1" draw:layer="layout" svg:x1="8.5cm" svg:y1="15cm" svg:x2="17.5cm" svg:y2="5.75cm">
          <text:p/>
        </draw:line>
        <draw:line draw:style-name="gr8" draw:text-style-name="P1" draw:layer="layout" svg:x1="6.44cm" svg:y1="9.853cm" svg:x2="19.19cm" svg:y2="9.853cm">
          <text:p/>
        </draw:line>
        <draw:frame draw:style-name="gr3" draw:text-style-name="P2" draw:layer="layout" svg:width="2.5cm" svg:height="0.971cm" svg:x="18.25cm" svg:y="9.103cm">
          <draw:text-box>
            <text:p><text:span text:style-name="T1">世界價格</text:span></text:p>
          </draw:text-box>
        </draw:frame>
        <draw:frame draw:style-name="gr9" draw:text-style-name="P3" draw:layer="layout" svg:width="6.15cm" svg:height="1.25cm" svg:x="9.775cm" svg:y="1cm">
          <draw:text-box>
            <text:p><text:span text:style-name="T2">甲國（出口國）</text:span></text:p>
          </draw:text-box>
        </draw:frame>
        <draw:frame draw:style-name="gr5" draw:text-style-name="P3" draw:layer="layout" svg:width="3.65cm" svg:height="1.373cm" svg:x="0.35cm" svg:y="0.5cm">
          <draw:text-box>
            <text:p><text:span text:style-name="T2">甲國出口</text:span></text:p>
          </draw:text-box>
        </draw:frame>
        <draw:line draw:style-name="gr10" draw:text-style-name="P1" draw:layer="layout" svg:x1="11.24cm" svg:y1="9.85cm" svg:x2="11.24cm" svg:y2="16.25cm">
          <text:p/>
        </draw:line>
        <draw:line draw:style-name="gr10" draw:text-style-name="P1" draw:layer="layout" svg:x1="13.5cm" svg:y1="9.85cm" svg:x2="13.5cm" svg:y2="16.25cm">
          <text:p/>
        </draw:line>
        <draw:line draw:style-name="gr10" draw:text-style-name="P1" draw:layer="layout" svg:x1="12.46cm" svg:y1="10.95cm" svg:x2="12.46cm" svg:y2="16.25cm">
          <text:p/>
        </draw:line>
        <draw:line draw:style-name="gr10" draw:text-style-name="P1" draw:layer="layout" svg:x1="6.44cm" svg:y1="10.94cm" svg:x2="12.44cm" svg:y2="10.94cm">
          <text:p/>
        </draw:line>
        <draw:frame draw:style-name="gr11" draw:text-style-name="P7" draw:layer="layout" svg:width="1.75cm" svg:height="0.797cm" svg:x="4.65cm" svg:y="9.379cm">
          <draw:text-box>
            <text:p text:style-name="P6"><text:span text:style-name="T1">P</text:span><text:span text:style-name="T4">world</text:span></text:p>
          </draw:text-box>
        </draw:frame>
        <draw:frame draw:style-name="gr11" draw:text-style-name="P7" draw:layer="layout" svg:width="1.75cm" svg:height="0.797cm" svg:x="4.65cm" svg:y="10.48cm">
          <draw:text-box>
            <text:p text:style-name="P6"><text:span text:style-name="T1">P</text:span><text:span text:style-name="T5">*</text:span></text:p>
          </draw:text-box>
        </draw:frame>
        <draw:frame draw:style-name="gr12" draw:text-style-name="P5" draw:layer="layout" svg:width="1.25cm" svg:height="0.797cm" svg:x="11.8cm" svg:y="16.25cm">
          <draw:text-box>
            <text:p text:style-name="P4"><text:span text:style-name="T3">Q</text:span><text:span text:style-name="T5">*</text:span></text:p>
          </draw:text-box>
        </draw:frame>
        <draw:frame draw:style-name="gr12" draw:text-style-name="P5" draw:layer="layout" svg:width="1.25cm" svg:height="0.797cm" svg:x="10.65cm" svg:y="16.252cm">
          <draw:text-box>
            <text:p text:style-name="P4"><text:span text:style-name="T3">Q</text:span><text:span text:style-name="T4">1</text:span></text:p>
          </draw:text-box>
        </draw:frame>
        <draw:frame draw:style-name="gr12" draw:text-style-name="P5" draw:layer="layout" svg:width="1.25cm" svg:height="0.797cm" svg:x="12.85cm" svg:y="16.252cm">
          <draw:text-box>
            <text:p text:style-name="P4"><text:span text:style-name="T3">Q</text:span><text:span text:style-name="T4">2</text:span></text:p>
          </draw:text-box>
        </draw:frame>
      </draw:page>
      <draw:page draw:name="page3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7" draw:text-style-name="P1" draw:layer="layout" svg:x1="7cm" svg:y1="14.75cm" svg:x2="15.25cm" svg:y2="4.25cm">
          <text:p/>
        </draw:line>
        <draw:frame draw:style-name="gr13" draw:text-style-name="P3" draw:layer="layout" svg:width="6.15cm" svg:height="1.107cm" svg:x="9.775cm" svg:y="1cm">
          <draw:text-box>
            <text:p><text:span text:style-name="T2">乙國（進口國）</text:span></text:p>
          </draw:text-box>
        </draw:fram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><text:span text:style-name="T1">世界價格</text:span></text:p>
          </draw:text-box>
        </draw:frame>
        <draw:frame draw:style-name="gr5" draw:text-style-name="P3" draw:layer="layout" svg:width="3.65cm" svg:height="1.373cm" svg:x="0.35cm" svg:y="0.501cm">
          <draw:text-box>
            <text:p><text:span text:style-name="T2">乙國進口</text:span></text:p>
          </draw:text-box>
        </draw:frame>
        <draw:line draw:style-name="gr10" draw:text-style-name="P1" draw:layer="layout" svg:x1="12.32cm" svg:y1="8cm" svg:x2="12.32cm" svg:y2="16.25cm">
          <text:p/>
        </draw:lin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6.44cm" svg:y1="8cm" svg:x2="12.34cm" svg:y2="8cm">
          <text:p/>
        </draw:line>
        <draw:frame draw:style-name="gr11" draw:text-style-name="P7" draw:layer="layout" svg:width="1.75cm" svg:height="0.797cm" svg:x="4.65cm" svg:y="9.38cm">
          <draw:text-box>
            <text:p text:style-name="P6"><text:span text:style-name="T1">P</text:span><text:span text:style-name="T4">world</text:span></text:p>
          </draw:text-box>
        </draw:frame>
        <draw:frame draw:style-name="gr11" draw:text-style-name="P7" draw:layer="layout" svg:width="1.75cm" svg:height="0.797cm" svg:x="4.65cm" svg:y="7.582cm">
          <draw:text-box>
            <text:p text:style-name="P6"><text:span text:style-name="T1">P</text:span><text:span text:style-name="T5">*</text:span></text:p>
          </draw:text-box>
        </draw:frame>
        <draw:frame draw:style-name="gr12" draw:text-style-name="P5" draw:layer="layout" svg:width="1.25cm" svg:height="0.797cm" svg:x="11.7cm" svg:y="16.251cm">
          <draw:text-box>
            <text:p text:style-name="P4"><text:span text:style-name="T3">Q</text:span><text:span text:style-name="T5">*</text:span></text:p>
          </draw:text-box>
        </draw:frame>
        <draw:frame draw:style-name="gr12" draw:text-style-name="P5" draw:layer="layout" svg:width="1.25cm" svg:height="0.797cm" svg:x="10.25cm" svg:y="16.251cm">
          <draw:text-box>
            <text:p text:style-name="P4"><text:span text:style-name="T3">Q</text:span><text:span text:style-name="T4">1</text:span></text:p>
          </draw:text-box>
        </draw:frame>
        <draw:frame draw:style-name="gr12" draw:text-style-name="P5" draw:layer="layout" svg:width="1.25cm" svg:height="0.797cm" svg:x="13.65cm" svg:y="16.251cm">
          <draw:text-box>
            <text:p text:style-name="P4"><text:span text:style-name="T3">Q</text:span><text:span text:style-name="T4">2</text:span></text:p>
          </draw:text-box>
        </draw:frame>
      </draw:page>
      <draw:page draw:name="page4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7" draw:text-style-name="P1" draw:layer="layout" svg:x1="7cm" svg:y1="14.75cm" svg:x2="15.25cm" svg:y2="4.25cm">
          <text:p/>
        </draw:lin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><text:span text:style-name="T1">世界價格</text:span></text:p>
          </draw:text-box>
        </draw:frame>
        <draw:line draw:style-name="gr14" draw:text-style-name="P1" draw:layer="layout" svg:x1="6.443cm" svg:y1="9.029cm" svg:x2="19.193cm" svg:y2="9.029cm">
          <text:p/>
        </draw:line>
        <draw:frame draw:style-name="gr2" draw:text-style-name="P2" draw:layer="layout" svg:width="4.26cm" svg:height="0.797cm" svg:x="18.24cm" svg:y="8.279cm">
          <draw:text-box>
            <text:p><text:span text:style-name="T1">世界價格</text:span><text:span text:style-name="T1">+</text:span><text:span text:style-name="T1">關稅</text:span></text:p>
          </draw:text-box>
        </draw:frame>
        <draw:line draw:style-name="gr10" draw:text-style-name="P1" draw:layer="layout" svg:x1="12.32cm" svg:y1="8cm" svg:x2="12.32cm" svg:y2="16.25cm">
          <text:p/>
        </draw:line>
        <draw:frame draw:style-name="gr5" draw:text-style-name="P3" draw:layer="layout" svg:width="3.65cm" svg:height="1.373cm" svg:x="0.35cm" svg:y="0.501cm">
          <draw:text-box>
            <text:p><text:span text:style-name="T2">加關稅</text:span></text:p>
          </draw:text-box>
        </draw:frame>
        <draw:frame draw:style-name="gr13" draw:text-style-name="P3" draw:layer="layout" svg:width="6.15cm" svg:height="1.107cm" svg:x="9.775cm" svg:y="1.001cm">
          <draw:text-box>
            <text:p><text:span text:style-name="T2">乙國（進口國）</text:span></text:p>
          </draw:text-box>
        </draw:fram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6.44cm" svg:y1="8cm" svg:x2="12.34cm" svg:y2="8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13.42cm" svg:y1="9.03cm" svg:x2="13.42cm" svg:y2="16.2cm">
          <text:p/>
        </draw:line>
        <draw:line draw:style-name="gr10" draw:text-style-name="P1" draw:layer="layout" svg:x1="11.52cm" svg:y1="9.03cm" svg:x2="11.52cm" svg:y2="16.2cm">
          <text:p/>
        </draw:line>
        <draw:frame draw:style-name="gr11" draw:text-style-name="P7" draw:layer="layout" svg:width="1.75cm" svg:height="0.797cm" svg:x="4.65cm" svg:y="9.38cm">
          <draw:text-box>
            <text:p text:style-name="P6"><text:span text:style-name="T1">P</text:span><text:span text:style-name="T4">world</text:span></text:p>
          </draw:text-box>
        </draw:frame>
        <draw:frame draw:style-name="gr15" draw:text-style-name="P7" draw:layer="layout" svg:width="3.15cm" svg:height="0.82cm" svg:x="3.25cm" svg:y="8.68cm">
          <draw:text-box>
            <text:p text:style-name="P6"><text:span text:style-name="T1">P</text:span><text:span text:style-name="T4">world</text:span><text:span text:style-name="T3">+Tariff</text:span></text:p>
          </draw:text-box>
        </draw:frame>
        <draw:frame draw:style-name="gr11" draw:text-style-name="P7" draw:layer="layout" svg:width="1.75cm" svg:height="0.797cm" svg:x="4.65cm" svg:y="7.583cm">
          <draw:text-box>
            <text:p text:style-name="P6"><text:span text:style-name="T1">P</text:span><text:span text:style-name="T5">*</text:span></text:p>
          </draw:text-box>
        </draw:frame>
        <draw:frame draw:style-name="gr12" draw:text-style-name="P5" draw:layer="layout" svg:width="1.25cm" svg:height="0.797cm" svg:x="11.7cm" svg:y="16.252cm">
          <draw:text-box>
            <text:p text:style-name="P4"><text:span text:style-name="T3">Q</text:span><text:span text:style-name="T5">*</text:span></text:p>
          </draw:text-box>
        </draw:frame>
        <draw:frame draw:style-name="gr12" draw:text-style-name="P5" draw:layer="layout" svg:width="1.25cm" svg:height="0.797cm" svg:x="10.25cm" svg:y="16.251cm">
          <draw:text-box>
            <text:p text:style-name="P4"><text:span text:style-name="T3">Q</text:span><text:span text:style-name="T4">1</text:span></text:p>
          </draw:text-box>
        </draw:frame>
        <draw:frame draw:style-name="gr12" draw:text-style-name="P5" draw:layer="layout" svg:width="1.25cm" svg:height="0.797cm" svg:x="10.95cm" svg:y="16.251cm">
          <draw:text-box>
            <text:p text:style-name="P4"><text:span text:style-name="T3">Q</text:span><text:span text:style-name="T4">2</text:span></text:p>
          </draw:text-box>
        </draw:frame>
        <draw:frame draw:style-name="gr12" draw:text-style-name="P5" draw:layer="layout" svg:width="1.25cm" svg:height="0.797cm" svg:x="12.85cm" svg:y="16.251cm">
          <draw:text-box>
            <text:p text:style-name="P4"><text:span text:style-name="T3">Q</text:span><text:span text:style-name="T4">3</text:span></text:p>
          </draw:text-box>
        </draw:frame>
        <draw:frame draw:style-name="gr12" draw:text-style-name="P5" draw:layer="layout" svg:width="1.25cm" svg:height="0.797cm" svg:x="13.65cm" svg:y="16.251cm">
          <draw:text-box>
            <text:p text:style-name="P4"><text:span text:style-name="T3">Q</text:span><text:span text:style-name="T4">4</text:span></text:p>
          </draw:text-box>
        </draw:frame>
      </draw:page>
      <draw:page draw:name="page5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16" draw:text-style-name="P1" draw:layer="layout" svg:x1="7cm" svg:y1="14.75cm" svg:x2="15.25cm" svg:y2="4.25cm">
          <text:p/>
        </draw:lin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><text:span text:style-name="T1">世界價格</text:span></text:p>
          </draw:text-box>
        </draw:frame>
        <draw:frame draw:style-name="gr2" draw:text-style-name="P2" draw:layer="layout" svg:width="4.25cm" svg:height="0.797cm" svg:x="16.5cm" svg:y="4.75cm">
          <draw:text-box>
            <text:p><text:span text:style-name="T1">供給</text:span><text:span text:style-name="T1">+</text:span><text:span text:style-name="T1">政府補貼</text:span></text:p>
          </draw:text-box>
        </draw:frame>
        <draw:line draw:style-name="gr7" draw:text-style-name="P1" draw:layer="layout" svg:x1="8.25cm" svg:y1="15.5cm" svg:x2="16.5cm" svg:y2="5cm">
          <text:p/>
        </draw:line>
        <draw:frame draw:style-name="gr5" draw:text-style-name="P3" draw:layer="layout" svg:width="3.65cm" svg:height="1.373cm" svg:x="0.35cm" svg:y="0.501cm">
          <draw:text-box>
            <text:p><text:span text:style-name="T2">給補貼</text:span></text:p>
          </draw:text-box>
        </draw:frame>
        <draw:frame draw:style-name="gr13" draw:text-style-name="P3" draw:layer="layout" svg:width="6.15cm" svg:height="1.107cm" svg:x="9.775cm" svg:y="1.001cm">
          <draw:text-box>
            <text:p><text:span text:style-name="T2">乙國（進口國）</text:span></text:p>
          </draw:text-box>
        </draw:frame>
        <draw:line draw:style-name="gr10" draw:text-style-name="P1" draw:layer="layout" svg:x1="12.32cm" svg:y1="8cm" svg:x2="12.32cm" svg:y2="16.25cm">
          <text:p/>
        </draw:lin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6.44cm" svg:y1="8cm" svg:x2="12.34cm" svg:y2="8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13.36cm" svg:y1="9cm" svg:x2="13.36cm" svg:y2="16.25cm">
          <text:p/>
        </draw:line>
        <draw:line draw:style-name="gr10" draw:text-style-name="P1" draw:layer="layout" svg:x1="12.66cm" svg:y1="9.85cm" svg:x2="12.66cm" svg:y2="16.25cm">
          <text:p/>
        </draw:line>
        <draw:frame draw:style-name="gr11" draw:text-style-name="P7" draw:layer="layout" svg:width="1.75cm" svg:height="0.797cm" svg:x="4.65cm" svg:y="9.38cm">
          <draw:text-box>
            <text:p text:style-name="P6"><text:span text:style-name="T1">P</text:span><text:span text:style-name="T4">world</text:span></text:p>
          </draw:text-box>
        </draw:frame>
        <draw:frame draw:style-name="gr11" draw:text-style-name="P7" draw:layer="layout" svg:width="1.75cm" svg:height="0.797cm" svg:x="4.65cm" svg:y="7.583cm">
          <draw:text-box>
            <text:p text:style-name="P6"><text:span text:style-name="T1">P</text:span><text:span text:style-name="T5">*</text:span></text:p>
          </draw:text-box>
        </draw:frame>
        <draw:frame draw:style-name="gr12" draw:text-style-name="P5" draw:layer="layout" svg:width="1.25cm" svg:height="0.797cm" svg:x="11.6cm" svg:y="16.252cm">
          <draw:text-box>
            <text:p text:style-name="P4"><text:span text:style-name="T3">Q</text:span><text:span text:style-name="T5">*</text:span></text:p>
          </draw:text-box>
        </draw:frame>
        <draw:frame draw:style-name="gr12" draw:text-style-name="P5" draw:layer="layout" svg:width="1.25cm" svg:height="0.797cm" svg:x="10.25cm" svg:y="16.25cm">
          <draw:text-box>
            <text:p text:style-name="P4"><text:span text:style-name="T3">Q</text:span><text:span text:style-name="T4">1</text:span></text:p>
          </draw:text-box>
        </draw:frame>
        <draw:frame draw:style-name="gr12" draw:text-style-name="P5" draw:layer="layout" svg:width="1.25cm" svg:height="0.797cm" svg:x="12.15cm" svg:y="16.25cm">
          <draw:text-box>
            <text:p text:style-name="P4"><text:span text:style-name="T3">Q</text:span><text:span text:style-name="T4">2</text:span></text:p>
          </draw:text-box>
        </draw:frame>
        <draw:frame draw:style-name="gr12" draw:text-style-name="P5" draw:layer="layout" svg:width="1.25cm" svg:height="0.797cm" svg:x="12.85cm" svg:y="16.25cm">
          <draw:text-box>
            <text:p text:style-name="P4"><text:span text:style-name="T3">Q</text:span><text:span text:style-name="T4">3</text:span></text:p>
          </draw:text-box>
        </draw:frame>
        <draw:frame draw:style-name="gr12" draw:text-style-name="P5" draw:layer="layout" svg:width="1.25cm" svg:height="0.797cm" svg:x="13.65cm" svg:y="16.25cm">
          <draw:text-box>
            <text:p text:style-name="P4"><text:span text:style-name="T3">Q</text:span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5:43:49.113000000</meta:creation-date>
    <dc:date>2021-05-18T18:35:57.020000000</dc:date>
    <meta:editing-duration>PT11H3M19S</meta:editing-duration>
    <meta:editing-cycles>55</meta:editing-cycles>
    <meta:generator>LibreOffice/7.1.3.2$Windows_X86_64 LibreOffice_project/47f78053abe362b9384784d31a6e56f8511eb1c1</meta:generator>
    <dc:creator>惠 旭家</dc:creator>
    <meta:document-statistic meta:object-count="110"/>
  </office:meta>
</office:document-meta>
</file>